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ner joi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le1</text:p>
          </table:table-cell>
          <table:table-cell table:number-columns-repeated="4"/>
          <table:table-cell office:value-type="string" calcext:value-type="string">
            <text:p>Tabl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NIC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CNIC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7:33:28.533689789</meta:creation-date>
    <meta:generator>LibreOffice/6.4.6.2$Linux_X86_64 LibreOffice_project/40$Build-2</meta:generator>
    <dc:date>2021-01-17T17:38:11.926764751</dc:date>
    <meta:editing-duration>PT4M46S</meta:editing-duration>
    <meta:editing-cycles>1</meta:editing-cycles>
    <meta:document-statistic meta:table-count="1" meta:cell-count="31" meta:object-count="0"/>
  </office:meta>
</office:document-meta>
</file>